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Shell Dlg 2" svg:font-family="'MS Shell Dlg 2'"/>
    <style:font-face style:name="Liberation Sans1" svg:font-family="'Liberation Sans'" style:font-family-generic="swiss"/>
    <style:font-face style:name="Arial" svg:font-family="Arial"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2" style:family="graphic" style:parent-style-name="standard" style:list-style-name="L2">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3" style:family="graphic" style:parent-style-name="standard" style:list-style-name="L2">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4" style:family="graphic" style:parent-style-name="standard" style:list-style-name="L2">
      <style:graphic-properties draw:stroke="none" svg:stroke-width="0cm" svg:stroke-color="#000000" draw:marker-start-width="0.3cm" draw:marker-start-center="false"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5" style:family="graphic" style:parent-style-name="standard" style:list-style-name="L2">
      <style:graphic-properties draw:stroke="none" svg:stroke-width="0cm" svg:stroke-color="#000000" draw:marker-start-width="0.3cm" draw:marker-start-center="false"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style>
    <style:style style:name="gr6" style:family="graphic" style:parent-style-name="standard" style:list-style-name="L2">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7" style:family="graphic" style:parent-style-name="standard" style:list-style-name="L2">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8" style:family="graphic" style:parent-style-name="standard" style:list-style-name="L2">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9" style:family="graphic" style:parent-style-name="standard" style:list-style-name="L2">
      <style:graphic-properties draw:stroke="solid" svg:stroke-width="0cm" svg:stroke-color="#000000" draw:marker-start-width="0.3cm" draw:marker-start-center="fals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0" style:family="graphic" style:parent-style-name="standard" style:list-style-name="L2">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1" style:family="graphic" style:parent-style-name="standard" style:list-style-name="L2">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2" style:family="graphic" style:parent-style-name="standard" style:list-style-name="L2">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3" style:family="graphic" style:parent-style-name="standard" style:list-style-name="L2">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4" style:family="graphic" style:parent-style-name="standard" style:list-style-name="L2">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5" style:family="graphic" style:parent-style-name="standard" style:list-style-name="L2">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6" style:family="graphic" style:parent-style-name="standard" style:list-style-name="L2">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7" style:family="graphic" style:parent-style-name="standard" style:list-style-name="L2">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8" style:family="graphic" style:parent-style-name="standard" style:list-style-name="L2">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9" style:family="graphic" style:parent-style-name="standard" style:list-style-name="L2">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20" style:family="graphic" style:parent-style-name="standard" style:list-style-name="L2">
      <style:graphic-properties draw:stroke="solid" svg:stroke-width="0cm" svg:stroke-color="#000000" draw:marker-start-width="0.3cm" draw:marker-start-center="fals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21" style:family="graphic" style:parent-style-name="standard" style:list-style-name="L2">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22" style:family="graphic" style:parent-style-name="standard" style:list-style-name="L2">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23" style:family="graphic" style:parent-style-name="standard" style:list-style-name="L2">
      <style:graphic-properties draw:stroke="solid" svg:stroke-width="0cm" svg:stroke-color="#000000" draw:marker-start-width="0.3cm" draw:marker-start-center="false" draw:marker-end="Arrow" draw:marker-end-width="0.1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 style:list-style-name="L2">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 style:list-style-name="L2">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26" style:family="graphic" style:parent-style-name="standard" style:list-style-name="L2">
      <style:graphic-properties draw:stroke="solid" svg:stroke-width="0cm" svg:stroke-color="#000000" draw:marker-start-width="0.3cm" draw:marker-start-center="false"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27" style:family="graphic" style:parent-style-name="standard">
      <style:graphic-properties draw:textarea-vertical-align="middle"/>
    </style:style>
    <style:style style:name="gr28" style:family="graphic" style:parent-style-name="standard">
      <style:graphic-properties draw:stroke="none" svg:stroke-color="#000000" draw:fill="none" draw:fill-color="#ffffff" fo:min-height="0.475cm"/>
    </style:style>
    <style:style style:name="gr29" style:family="graphic" style:parent-style-name="standard">
      <style:graphic-properties draw:fill="none" draw:textarea-horizontal-align="justify" draw:textarea-vertical-align="middle" draw:auto-grow-height="false" fo:min-height="5.5cm" fo:min-width="4.4cm"/>
    </style:style>
    <style:style style:name="gr30" style:family="graphic" style:parent-style-name="standard">
      <style:graphic-properties draw:stroke="none" svg:stroke-color="#000000" draw:fill="none" draw:fill-color="#ffffff" fo:min-height="0.325cm"/>
    </style:style>
    <style:style style:name="gr31" style:family="graphic" style:parent-style-name="standard">
      <style:graphic-properties draw:fill="none" draw:textarea-horizontal-align="justify" draw:textarea-vertical-align="middle" draw:auto-grow-height="false" fo:min-height="2.525cm" fo:min-width="2.45cm"/>
    </style:style>
    <style:style style:name="gr32" style:family="graphic" style:parent-style-name="standard">
      <style:graphic-properties draw:stroke="none" svg:stroke-color="#000000" draw:fill="none" draw:fill-color="#ffffff" fo:min-height="0.955cm"/>
    </style:style>
    <style:style style:name="gr33" style:family="graphic" style:parent-style-name="objectwithoutfill">
      <style:graphic-properties draw:marker-end="Arrow" draw:marker-end-width="0.3cm" draw:fill="none" draw:textarea-vertical-align="middle"/>
    </style:style>
    <style:style style:name="gr34" style:family="graphic" style:parent-style-name="standard">
      <style:graphic-properties draw:stroke="none" svg:stroke-color="#000000" draw:fill="none" draw:fill-color="#ffffff" fo:min-height="0.319cm"/>
    </style:style>
    <style:style style:name="gr35" style:family="graphic" style:parent-style-name="standard">
      <style:graphic-properties draw:stroke="none" svg:stroke-color="#000000" draw:fill="none" draw:fill-color="#ffffff" fo:min-height="0.05cm"/>
    </style:style>
    <style:style style:name="gr36" style:family="graphic" style:parent-style-name="standard">
      <style:graphic-properties draw:stroke="none" svg:stroke-color="#000000" draw:fill="none" draw:fill-color="#ffffff" fo:min-height="0.637cm"/>
    </style:style>
    <style:style style:name="gr37" style:family="graphic" style:parent-style-name="standard">
      <style:graphic-properties draw:fill="none" draw:textarea-horizontal-align="justify" draw:textarea-vertical-align="middle" draw:auto-grow-height="false" fo:min-height="1.325cm" fo:min-width="2.05cm"/>
    </style:style>
    <style:style style:name="gr38" style:family="graphic" style:parent-style-name="standard">
      <style:graphic-properties draw:stroke="none" svg:stroke-color="#000000" draw:fill="none" draw:fill-color="#ffffff" fo:min-height="0.75cm"/>
    </style:style>
    <style:style style:name="gr39" style:family="graphic" style:parent-style-name="standard">
      <style:graphic-properties draw:stroke="none" svg:stroke-color="#000000" draw:fill="none" draw:fill-color="#ffffff" fo:min-height="0.45cm"/>
    </style:style>
    <style:style style:name="gr40" style:family="graphic" style:parent-style-name="standard">
      <style:graphic-properties draw:stroke="none" svg:stroke-color="#000000" draw:fill="none" draw:fill-color="#ffffff" fo:min-height="0.5cm"/>
    </style:style>
    <style:style style:name="gr41" style:family="graphic" style:parent-style-name="standard">
      <style:graphic-properties draw:stroke="none" svg:stroke-color="#000000" draw:fill="none" draw:fill-color="#ffffff" fo:min-height="0.65cm"/>
    </style:style>
    <style:style style:name="gr42" style:family="graphic" style:parent-style-name="standard">
      <style:graphic-properties draw:stroke="none" svg:stroke-color="#000000" draw:fill="none" draw:fill-color="#ffffff" fo:min-height="0.275cm"/>
    </style:style>
    <style:style style:name="gr43" style:family="graphic" style:parent-style-name="standard">
      <style:graphic-properties draw:stroke="none" svg:stroke-color="#000000" draw:fill="none" draw:fill-color="#ffffff" fo:min-height="0.125cm"/>
    </style:style>
    <style:style style:name="gr44" style:family="graphic" style:parent-style-name="standard">
      <style:graphic-properties draw:fill="none" draw:textarea-horizontal-align="justify" draw:textarea-vertical-align="middle" draw:auto-grow-height="false" fo:min-height="3.775cm" fo:min-width="4.55cm"/>
    </style:style>
    <style:style style:name="gr45" style:family="graphic" style:parent-style-name="standard">
      <style:graphic-properties draw:stroke="none" svg:stroke-color="#000000" draw:fill="none" draw:fill-color="#ffffff" fo:min-height="0.975cm"/>
    </style:style>
    <style:style style:name="gr46" style:family="graphic" style:parent-style-name="standard">
      <style:graphic-properties draw:stroke="none" svg:stroke-color="#000000" draw:fill="none" draw:fill-color="#ffffff" fo:min-height="0cm"/>
    </style:style>
    <style:style style:name="gr47" style:family="graphic" style:parent-style-name="standard">
      <style:graphic-properties draw:stroke="none" svg:stroke-color="#000000" draw:marker-start="" draw:fill="none" draw:fill-color="#ffffff" fo:min-height="0.975cm"/>
    </style:style>
    <style:style style:name="gr48" style:family="graphic" style:parent-style-name="standard">
      <style:graphic-properties draw:stroke="none" svg:stroke-color="#000000" draw:fill="none" draw:fill-color="#ffffff" fo:min-height="0.148cm"/>
    </style:style>
    <style:style style:name="gr49" style:family="graphic" style:parent-style-name="standard">
      <style:graphic-properties draw:stroke="none" svg:stroke-color="#000000" draw:fill="none" draw:fill-color="#ffffff" fo:min-height="0.247cm"/>
    </style:style>
    <style:style style:name="gr50" style:family="graphic" style:parent-style-name="standard">
      <style:graphic-properties draw:stroke="none" svg:stroke-color="#000000" draw:fill="none" draw:fill-color="#ffffff" fo:min-height="0.02cm"/>
    </style:style>
    <style:style style:name="gr51" style:family="graphic" style:parent-style-name="standard">
      <style:graphic-properties draw:stroke="none" svg:stroke-color="#000000" draw:fill="none" draw:fill-color="#ffffff" fo:min-height="0.044cm"/>
    </style:style>
    <style:style style:name="gr52" style:family="graphic" style:parent-style-name="standard">
      <style:graphic-properties draw:stroke="none" svg:stroke-color="#000000" draw:fill="none" draw:fill-color="#ffffff" fo:min-height="0.142cm"/>
    </style:style>
    <style:style style:name="gr53" style:family="graphic" style:parent-style-name="standard">
      <style:graphic-properties draw:stroke="none" svg:stroke-color="#000000" draw:fill="none" draw:fill-color="#ffffff" fo:min-height="0.043cm"/>
    </style:style>
    <style:style style:name="gr54" style:family="graphic" style:parent-style-name="objectwithoutfill">
      <style:graphic-properties draw:fill="none" draw:textarea-vertical-align="middle"/>
    </style:style>
    <style:style style:name="gr55" style:family="graphic" style:parent-style-name="standard">
      <style:graphic-properties draw:stroke="none" svg:stroke-color="#000000" draw:fill="none" draw:fill-color="#ffffff" fo:min-height="0.174cm"/>
    </style:style>
    <style:style style:name="gr56" style:family="graphic" style:parent-style-name="standard">
      <style:graphic-properties draw:fill="none" draw:textarea-horizontal-align="justify" draw:textarea-vertical-align="middle" draw:auto-grow-height="false" fo:min-height="1.525cm" fo:min-width="1.775cm"/>
    </style:style>
    <style:style style:name="gr57" style:family="graphic" style:parent-style-name="standard">
      <style:graphic-properties draw:stroke="none" svg:stroke-color="#000000" draw:fill="none" draw:fill-color="#ffffff" fo:min-height="0.2cm"/>
    </style:style>
    <style:style style:name="gr58" style:family="graphic" style:parent-style-name="standard">
      <style:graphic-properties draw:fill="none" draw:textarea-horizontal-align="justify" draw:textarea-vertical-align="middle" draw:auto-grow-height="false" fo:min-height="0.61cm" fo:min-width="0.741cm" fo:wrap-option="no-wrap"/>
    </style:style>
    <style:style style:name="P1"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DejaVu Sans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 style:family="paragraph">
      <loext:graphic-properties draw:fill="none"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5" style:family="paragraph">
      <style:paragraph-properties fo:text-align="center"/>
    </style:style>
    <style:style style:name="P6" style:family="paragraph">
      <style:text-properties fo:font-size="8pt" style:font-size-asian="8pt" style:font-size-complex="8pt"/>
    </style:style>
    <style:style style:name="P7" style:family="paragraph">
      <loext:graphic-properties draw:fill="none" draw:fill-color="#ffffff"/>
      <style:text-properties fo:font-size="8pt" style:font-size-asian="8pt" style:font-size-complex="8pt"/>
    </style:style>
    <style:style style:name="P8" style:family="paragraph">
      <loext:graphic-properties draw:fill="none"/>
      <style:paragraph-properties fo:text-align="center"/>
    </style:style>
    <style:style style:name="P9" style:family="paragraph">
      <style:text-properties fo:font-size="5pt" style:font-size-asian="5pt" style:font-size-complex="5pt"/>
    </style:style>
    <style:style style:name="P10" style:family="paragraph">
      <loext:graphic-properties draw:fill="none" draw:fill-color="#ffffff"/>
      <style:text-properties fo:font-size="5pt" style:font-size-asian="5pt" style:font-size-complex="5pt"/>
    </style:style>
    <style:style style:name="T1" style:family="text">
      <style:text-properties fo:font-size="8pt" style:font-size-asian="8pt" style:font-size-complex="8pt"/>
    </style:style>
    <style:style style:name="T2"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Liberation Sans1" style:font-size-asian="8pt" style:font-style-asian="normal" style:font-weight-asian="normal" style:font-name-complex="Liberation Sans1" style:font-size-complex="8pt" style:font-style-complex="normal" style:font-weight-complex="normal" style:text-emphasize="none" style:font-relief="none" style:text-overline-style="none" style:text-overline-color="font-color"/>
    </style:style>
    <style:style style:name="T3" style:family="text">
      <style:text-properties fo:font-size="5pt" style:font-size-asian="5pt" style:font-size-complex="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xml:id="id4" draw:id="id4">
          <draw:glue-point draw:id="4" svg:x="-4.996cm" svg:y="-2.5cm" draw:escape-direction="left"/>
          <draw:glue-point draw:id="5" svg:x="-4.996cm" svg:y="2.5cm"/>
          <draw:line draw:style-name="gr1" draw:text-style-name="P1" draw:layer="layout" svg:x1="7.175cm" svg:y1="3.25cm" svg:x2="7.175cm" svg:y2="4.25cm">
            <text:p/>
          </draw:line>
          <draw:line draw:style-name="gr2" draw:text-style-name="P1" draw:layer="layout" svg:x1="7.175cm" svg:y1="3.25cm" svg:x2="8.05cm" svg:y2="3.75cm">
            <text:p/>
          </draw:line>
          <draw:line draw:style-name="gr3" draw:text-style-name="P1" draw:layer="layout" svg:x1="7.175cm" svg:y1="4.25cm" svg:x2="8.05cm" svg:y2="3.75cm">
            <text:p/>
          </draw:line>
          <draw:polygon draw:style-name="gr4" draw:text-style-name="P2" draw:layer="layout" svg:width="0.132cm" svg:height="0.132cm" svg:x="7.292cm" svg:y="3.492cm" svg:viewBox="0 0 133 133" draw:points="76,0 76,57 133,57 133,75 76,75 76,133 58,133 58,75 0,75 0,57 58,57 58,0">
            <text:p/>
          </draw:polygon>
          <draw:polygon draw:style-name="gr5" draw:text-style-name="P2" draw:layer="layout" svg:width="0.073cm" svg:height="0.022cm" svg:x="7.3cm" svg:y="4cm" svg:viewBox="0 0 74 23" draw:points="0,0 74,0 74,23 0,23">
            <text:p/>
          </draw:polygon>
          <draw:line draw:style-name="gr6" draw:text-style-name="P1" draw:layer="layout" svg:x1="7.175cm" svg:y1="4cm" svg:x2="6.925cm" svg:y2="4cm">
            <text:p/>
          </draw:line>
          <draw:line draw:style-name="gr7" draw:text-style-name="P1" draw:layer="layout" svg:x1="7.175cm" svg:y1="3.5cm" svg:x2="6.925cm" svg:y2="3.5cm">
            <text:p/>
          </draw:line>
          <draw:line draw:style-name="gr8" draw:text-style-name="P1" draw:layer="layout" svg:x1="8.05cm" svg:y1="3.75cm" svg:x2="8.3cm" svg:y2="3.75cm">
            <text:p/>
          </draw:line>
        </draw:g>
        <draw:g xml:id="id5" draw:id="id5">
          <draw:rect draw:style-name="gr9" draw:text-style-name="P3" draw:layer="layout" svg:width="0.75cm" svg:height="0.25cm" svg:x="5.545cm" svg:y="4.825cm">
            <text:p/>
          </draw:rect>
          <draw:line draw:style-name="gr10" draw:text-style-name="P4" draw:layer="layout" svg:x1="5.295cm" svg:y1="4.95cm" svg:x2="5.545cm" svg:y2="4.95cm">
            <text:p/>
          </draw:line>
          <draw:line draw:style-name="gr11" draw:text-style-name="P4" draw:layer="layout" svg:x1="6.295cm" svg:y1="4.95cm" svg:x2="6.545cm" svg:y2="4.95cm">
            <text:p/>
          </draw:line>
        </draw:g>
        <draw:g xml:id="id6" draw:id="id6">
          <draw:line draw:style-name="gr12" draw:text-style-name="P4" draw:layer="layout" svg:x1="4.428cm" svg:y1="5.649cm" svg:x2="4.928cm" svg:y2="5.649cm">
            <text:p/>
          </draw:line>
          <draw:line draw:style-name="gr13" draw:text-style-name="P4" draw:layer="layout" svg:x1="4.428cm" svg:y1="5.524cm" svg:x2="4.928cm" svg:y2="5.524cm">
            <text:p/>
          </draw:line>
          <draw:line draw:style-name="gr14" draw:text-style-name="P4" draw:layer="layout" svg:x1="4.678cm" svg:y1="5.649cm" svg:x2="4.678cm" svg:y2="5.899cm">
            <text:p/>
          </draw:line>
          <draw:line draw:style-name="gr15" draw:text-style-name="P4" draw:layer="layout" svg:x1="4.678cm" svg:y1="5.524cm" svg:x2="4.678cm" svg:y2="5.274cm">
            <text:p/>
          </draw:line>
        </draw:g>
        <draw:g xml:id="id3" draw:id="id3">
          <draw:g>
            <draw:line draw:style-name="gr16" draw:text-style-name="P4" draw:layer="layout" svg:x1="3.963cm" svg:y1="6.325cm" svg:x2="3.963cm" svg:y2="6.513cm">
              <text:p/>
            </draw:line>
            <draw:line draw:style-name="gr17" draw:text-style-name="P4" draw:layer="layout" svg:x1="3.775cm" svg:y1="6.513cm" svg:x2="4.15cm" svg:y2="6.513cm">
              <text:p/>
            </draw:line>
            <draw:line draw:style-name="gr18" draw:text-style-name="P4" draw:layer="layout" svg:x1="3.838cm" svg:y1="6.606cm" svg:x2="4.088cm" svg:y2="6.606cm">
              <text:p/>
            </draw:line>
            <draw:line draw:style-name="gr19" draw:text-style-name="P4" draw:layer="layout" svg:x1="3.9cm" svg:y1="6.7cm" svg:x2="4.025cm" svg:y2="6.7cm">
              <text:p/>
            </draw:line>
          </draw:g>
        </draw:g>
        <draw:g xml:id="id2" draw:id="id2">
          <draw:glue-point draw:id="4" svg:x="5cm" svg:y="5cm"/>
          <draw:glue-point draw:id="5" svg:x="-2.5cm" svg:y="-5cm"/>
          <draw:glue-point draw:id="6" svg:x="-2.5cm" svg:y="5cm"/>
          <draw:glue-point draw:id="7" svg:x="4.62cm" svg:y="1.128cm"/>
          <draw:glue-point draw:id="8" svg:x="5.02cm" svg:y="-0.872cm"/>
          <draw:g>
            <draw:rect draw:style-name="gr20" draw:text-style-name="P3" draw:layer="layout" svg:width="0.75cm" svg:height="0.25cm" draw:transform="rotate (-1.5707963267949) translate (3.619cm 3.234cm)">
              <text:p/>
            </draw:rect>
            <draw:line draw:style-name="gr21" draw:text-style-name="P4" draw:layer="layout" svg:x1="3.494cm" svg:y1="2.984cm" svg:x2="3.494cm" svg:y2="3.234cm">
              <text:p/>
            </draw:line>
            <draw:line draw:style-name="gr22" draw:text-style-name="P4" draw:layer="layout" svg:x1="3.494cm" svg:y1="3.984cm" svg:x2="3.494cm" svg:y2="4.234cm">
              <text:p/>
            </draw:line>
          </draw:g>
          <draw:line draw:style-name="gr23" draw:text-style-name="P4" draw:layer="layout" svg:x1="3.869cm" svg:y1="3.734cm" svg:x2="3.619cm" svg:y2="3.734cm">
            <text:p/>
          </draw:line>
          <draw:line draw:style-name="gr24" draw:text-style-name="P4" draw:layer="layout" svg:x1="3.869cm" svg:y1="3.734cm" svg:x2="3.869cm" svg:y2="3.5cm">
            <text:p/>
          </draw:line>
        </draw:g>
        <draw:g xml:id="id1" draw:id="id1">
          <draw:line draw:style-name="gr25" draw:text-style-name="P4" draw:layer="layout" svg:x1="2.925cm" svg:y1="2.725cm" svg:x2="2.925cm" svg:y2="2.475cm">
            <text:p/>
          </draw:line>
          <draw:line draw:style-name="gr26" draw:text-style-name="P4" draw:layer="layout" svg:x1="3.175cm" svg:y1="2.475cm" svg:x2="2.675cm" svg:y2="2.475cm">
            <text:p/>
          </draw:line>
        </draw:g>
        <draw:connector draw:style-name="gr27" draw:text-style-name="P5" draw:layer="layout" svg:x1="2.925cm" svg:y1="2.725cm" svg:x2="3.494cm" svg:y2="2.984cm" draw:start-shape="id1" draw:start-glue-point="2" draw:end-shape="id2" draw:end-glue-point="5" svg:d="M2925 2725v130h569v129" svg:viewBox="0 0 570 260">
          <text:p/>
        </draw:connector>
        <draw:connector draw:style-name="gr27" draw:text-style-name="P5" draw:layer="layout" svg:x1="3.494cm" svg:y1="4.234cm" svg:x2="3.962cm" svg:y2="6.325cm" draw:start-shape="id2" draw:start-glue-point="6" draw:end-shape="id3" draw:end-glue-point="0" svg:d="M3494 4234v1046h468v1045" svg:viewBox="0 0 469 2092">
          <text:p/>
        </draw:connector>
        <draw:connector draw:style-name="gr27" draw:text-style-name="P5" draw:layer="layout" svg:x1="3.869cm" svg:y1="3.5cm" svg:x2="6.926cm" svg:y2="3.5cm" draw:start-shape="id2" draw:start-glue-point="8" draw:end-shape="id4" draw:end-glue-point="4" svg:d="M3869 3500h3057" svg:viewBox="0 0 3058 1">
          <text:p/>
        </draw:connector>
        <draw:connector draw:style-name="gr27" draw:text-style-name="P5" xml:id="id7" draw:id="id7" draw:layer="layout" svg:x1="5.295cm" svg:y1="4.95cm" svg:x2="4.678cm" svg:y2="5.274cm" draw:start-shape="id5" draw:start-glue-point="3" draw:end-shape="id6" draw:end-glue-point="0" svg:d="M5295 4950h-617v324" svg:viewBox="0 0 618 325">
          <text:p/>
        </draw:connector>
        <draw:connector draw:style-name="gr27" draw:text-style-name="P5" draw:layer="layout" svg:x1="4.678cm" svg:y1="4.95cm" svg:x2="6.926cm" svg:y2="4cm" draw:start-shape="id7" draw:start-glue-point="0" draw:end-shape="id4" draw:end-glue-point="5" svg:d="M4678 4950v-950h2248" svg:viewBox="0 0 2249 951">
          <text:p/>
        </draw:connector>
        <draw:connector draw:style-name="gr27" draw:text-style-name="P5" draw:layer="layout" svg:x1="4.678cm" svg:y1="5.899cm" svg:x2="3.962cm" svg:y2="6.325cm" draw:start-shape="id6" draw:start-glue-point="2" draw:end-shape="id3" draw:end-glue-point="0" svg:d="M4678 5899v213h-716v213" svg:viewBox="0 0 717 427">
          <text:p/>
        </draw:connector>
        <draw:frame draw:style-name="gr28" draw:text-style-name="P7" draw:layer="layout" svg:width="1.45cm" svg:height="0.725cm" svg:x="2.4cm" svg:y="2.025cm">
          <draw:text-box>
            <text:p text:style-name="P6"><text:span text:style-name="T1">3.3V</text:span></text:p>
          </draw:text-box>
        </draw:frame>
        <draw:custom-shape draw:style-name="gr29" draw:text-style-name="P8" draw:layer="layout" svg:width="4.9cm" svg:height="5.75cm" svg:x="1.875cm" svg:y="1.5cm">
          <text:p/>
          <draw:enhanced-geometry svg:viewBox="0 0 21600 21600" draw:type="rectangle" draw:enhanced-path="M 0 0 L 21600 0 21600 21600 0 21600 0 0 Z N"/>
        </draw:custom-shape>
        <draw:frame draw:style-name="gr30" draw:text-style-name="P7" draw:layer="layout" svg:width="2.05cm" svg:height="0.575cm" svg:x="5cm" svg:y="6.725cm">
          <draw:text-box>
            <text:p text:style-name="P6"><text:span text:style-name="T1">Protoboard</text:span></text:p>
          </draw:text-box>
        </draw:frame>
        <draw:custom-shape draw:style-name="gr31" draw:text-style-name="P8" xml:id="id8" draw:id="id8" draw:layer="layout" svg:width="2.95cm" svg:height="2.775cm" svg:x="9.5cm" svg:y="3.075cm">
          <draw:glue-point draw:id="4" svg:x="-5cm" svg:y="-2.565cm"/>
          <draw:glue-point draw:id="5" svg:x="-4.915cm" svg:y="1.758cm"/>
          <draw:glue-point draw:id="6" svg:x="5cm" svg:y="-0.313cm"/>
          <text:p/>
          <draw:enhanced-geometry svg:viewBox="0 0 21600 21600" draw:type="rectangle" draw:enhanced-path="M 0 0 L 21600 0 21600 21600 0 21600 0 0 Z N"/>
        </draw:custom-shape>
        <draw:frame draw:style-name="gr32" draw:text-style-name="P7" draw:layer="layout" svg:width="1.4cm" svg:height="1.205cm" svg:x="9.275cm" svg:y="2.595cm">
          <draw:text-box>
            <text:p text:style-name="P6"><text:span text:style-name="T1">ADC</text:span></text:p>
          </draw:text-box>
        </draw:frame>
        <draw:connector draw:style-name="gr33" draw:text-style-name="P8" draw:layer="layout" draw:type="line" svg:x1="8.3cm" svg:y1="3.75cm" svg:x2="9.5cm" svg:y2="3.751cm" draw:start-shape="id4" draw:start-glue-point="1" draw:end-shape="id8" draw:end-glue-point="4" svg:d="M8300 3750l1200 1" svg:viewBox="0 0 1201 2">
          <text:p/>
        </draw:connector>
        <draw:connector draw:style-name="gr33" draw:text-style-name="P8" draw:layer="layout" draw:type="line" svg:x1="9.526cm" svg:y1="4.949cm" svg:x2="6.545cm" svg:y2="4.95cm" draw:start-shape="id8" draw:start-glue-point="5" draw:end-shape="id5" draw:end-glue-point="1" svg:d="M9526 4949l-2981 1" svg:viewBox="0 0 2982 2">
          <text:p/>
        </draw:connector>
        <draw:frame draw:style-name="gr34" draw:text-style-name="P7" draw:layer="layout" svg:width="3.225cm" svg:height="0.569cm" svg:x="9.35cm" svg:y="3.475cm">
          <draw:text-box>
            <text:p text:style-name="P6"><text:span text:style-name="T1">dInDiff</text:span></text:p>
          </draw:text-box>
        </draw:frame>
        <draw:frame draw:style-name="gr35" draw:text-style-name="P7" draw:layer="layout" svg:width="1.375cm" svg:height="0.569cm" svg:x="9.375cm" svg:y="4.65cm">
          <draw:text-box>
            <text:p text:style-name="P6"><text:span text:style-name="T1">dOut</text:span></text:p>
          </draw:text-box>
        </draw:frame>
        <draw:frame draw:style-name="gr36" draw:text-style-name="P7" draw:layer="layout" svg:width="1.7cm" svg:height="0.887cm" svg:x="10.925cm" svg:y="4.075cm">
          <draw:text-box>
            <text:p text:style-name="P6"><text:span text:style-name="T1">resultado</text:span></text:p>
          </draw:text-box>
        </draw:frame>
        <draw:custom-shape draw:style-name="gr37" draw:text-style-name="P8" xml:id="id19" draw:id="id19" draw:layer="layout" svg:width="2.55cm" svg:height="1.575cm" svg:x="2.725cm" svg:y="12.5cm">
          <draw:glue-point draw:id="4" svg:x="5cm" svg:y="-3.568cm"/>
          <draw:glue-point draw:id="5" svg:x="-5cm" svg:y="-3.568cm"/>
          <draw:glue-point draw:id="6" svg:x="-5cm" svg:y="0.717cm"/>
          <draw:glue-point draw:id="7" svg:x="-5cm" svg:y="3.574cm"/>
          <text:p/>
          <draw:enhanced-geometry svg:viewBox="0 0 21600 21600" draw:type="rectangle" draw:enhanced-path="M 0 0 L 21600 0 21600 21600 0 21600 0 0 Z N"/>
        </draw:custom-shape>
        <draw:frame draw:style-name="gr38" draw:text-style-name="P7" draw:layer="layout" svg:width="7.15cm" svg:height="1cm" svg:x="2.55cm" svg:y="11.95cm">
          <draw:text-box>
            <text:p text:style-name="P6"><text:span text:style-name="T1">char_rom</text:span></text:p>
          </draw:text-box>
        </draw:frame>
        <draw:frame draw:style-name="gr36" draw:text-style-name="P7" draw:layer="layout" svg:width="1.35cm" svg:height="0.887cm" svg:x="5.3cm" svg:y="4.35cm">
          <draw:text-box>
            <text:p text:style-name="P6"><text:span text:style-name="T1">10K</text:span><text:span text:style-name="T2">Ω</text:span></text:p>
          </draw:text-box>
        </draw:frame>
        <draw:frame draw:style-name="gr39" draw:text-style-name="P7" draw:layer="layout" svg:width="1.175cm" svg:height="0.7cm" svg:x="4.85cm" svg:y="5.3cm">
          <draw:text-box>
            <text:p text:style-name="P6"><text:span text:style-name="T1">10nF</text:span></text:p>
          </draw:text-box>
        </draw:frame>
        <draw:frame draw:style-name="gr40" draw:text-style-name="P7" draw:layer="layout" svg:width="1.225cm" svg:height="0.75cm" svg:x="2.225cm" svg:y="3.325cm">
          <draw:text-box>
            <text:p text:style-name="P6"><text:span text:style-name="T1">10K</text:span><text:span text:style-name="T2">Ω</text:span></text:p>
          </draw:text-box>
        </draw:frame>
        <draw:frame draw:style-name="gr41" draw:text-style-name="P7" draw:layer="layout" svg:width="1.85cm" svg:height="0.9cm" svg:x="2.55cm" svg:y="12.425cm">
          <draw:text-box>
            <text:p text:style-name="P6"><text:span text:style-name="T1">char</text:span></text:p>
          </draw:text-box>
        </draw:frame>
        <draw:frame draw:style-name="gr42" draw:text-style-name="P7" draw:layer="layout" svg:width="1.05cm" svg:height="0.569cm" svg:x="2.575cm" svg:y="13.1cm">
          <draw:text-box>
            <text:p text:style-name="P6"><text:span text:style-name="T1">offX</text:span></text:p>
          </draw:text-box>
        </draw:frame>
        <draw:frame draw:style-name="gr43" draw:text-style-name="P7" draw:layer="layout" svg:width="1.95cm" svg:height="0.569cm" svg:x="2.6cm" svg:y="13.55cm">
          <draw:text-box>
            <text:p text:style-name="P6"><text:span text:style-name="T1">offY</text:span></text:p>
          </draw:text-box>
        </draw:frame>
        <draw:frame draw:style-name="gr36" draw:text-style-name="P7" draw:layer="layout" svg:width="1cm" svg:height="0.887cm" svg:x="4.575cm" svg:y="12.388cm">
          <draw:text-box>
            <text:p text:style-name="P6"><text:span text:style-name="T1">px</text:span></text:p>
          </draw:text-box>
        </draw:frame>
        <draw:custom-shape draw:style-name="gr44" draw:text-style-name="P8" xml:id="id11" draw:id="id11" draw:layer="layout" svg:width="5.05cm" svg:height="4.025cm" svg:x="10.075cm" svg:y="11.6cm">
          <draw:glue-point draw:id="4" svg:x="5cm" svg:y="-1.644cm"/>
          <draw:glue-point draw:id="5" svg:x="5cm" svg:y="-0.588cm"/>
          <draw:glue-point draw:id="6" svg:x="5.001cm" svg:y="0.404cm"/>
          <draw:glue-point draw:id="7" svg:x="5cm" svg:y="1.336cm"/>
          <draw:glue-point draw:id="8" svg:x="5cm" svg:y="2.33cm"/>
          <draw:glue-point draw:id="9" svg:x="5.001cm" svg:y="3.262cm"/>
          <draw:glue-point draw:id="10" svg:x="5.001cm" svg:y="4.442cm"/>
          <draw:glue-point draw:id="11" svg:x="-5.001cm" svg:y="-1.582cm"/>
          <draw:glue-point draw:id="12" svg:x="-5.001cm" svg:y="-0.65cm"/>
          <draw:glue-point draw:id="13" svg:x="-5cm" svg:y="0.467cm"/>
          <draw:glue-point draw:id="14" svg:x="5cm" svg:y="-4.129cm"/>
          <draw:glue-point draw:id="15" svg:x="5cm" svg:y="-3.135cm"/>
          <text:p/>
          <draw:enhanced-geometry svg:viewBox="0 0 21600 21600" draw:mirror-horizontal="false" draw:mirror-vertical="false" draw:type="rectangle" draw:enhanced-path="M 0 0 L 21600 0 21600 21600 0 21600 0 0 Z N"/>
        </draw:custom-shape>
        <draw:frame draw:style-name="gr38" draw:text-style-name="P7" draw:layer="layout" svg:width="6.775cm" svg:height="1cm" svg:x="9.925cm" svg:y="11.05cm">
          <draw:text-box>
            <text:p text:style-name="P6"><text:span text:style-name="T1">adv7123</text:span></text:p>
          </draw:text-box>
        </draw:frame>
        <draw:frame draw:style-name="gr45" draw:text-style-name="P7" draw:layer="layout" svg:width="2.225cm" svg:height="1.225cm" svg:x="9.95cm" svg:y="12.65cm">
          <draw:text-box>
            <text:p text:style-name="P6"><text:span text:style-name="T1">rIn</text:span></text:p>
          </draw:text-box>
        </draw:frame>
        <draw:frame draw:style-name="gr45" draw:text-style-name="P7" draw:layer="layout" svg:width="2.225cm" svg:height="1.225cm" svg:x="9.951cm" svg:y="13.051cm">
          <draw:text-box>
            <text:p text:style-name="P6"><text:span text:style-name="T1">gIn</text:span></text:p>
          </draw:text-box>
        </draw:frame>
        <draw:frame draw:style-name="gr45" draw:text-style-name="P7" draw:layer="layout" svg:width="2.225cm" svg:height="1.225cm" svg:x="9.952cm" svg:y="13.452cm">
          <draw:text-box>
            <text:p text:style-name="P6"><text:span text:style-name="T1">bIn</text:span></text:p>
          </draw:text-box>
        </draw:frame>
        <draw:frame draw:style-name="gr34" draw:text-style-name="P7" xml:id="id9" draw:id="id9" draw:layer="layout" svg:width="1.975cm" svg:height="0.569cm" svg:x="10cm" svg:y="15.825cm">
          <draw:text-box>
            <text:p text:style-name="P6"><text:span text:style-name="T1">CLOCK_50</text:span></text:p>
          </draw:text-box>
        </draw:frame>
        <draw:frame draw:style-name="gr46" draw:text-style-name="P7" xml:id="id10" draw:id="id10" draw:layer="layout" svg:width="1.875cm" svg:height="0.569cm" svg:x="13.3cm" svg:y="15.825cm">
          <draw:text-box>
            <text:p text:style-name="P6"><text:span text:style-name="T1">VGA_CLK</text:span></text:p>
          </draw:text-box>
        </draw:frame>
        <draw:connector draw:style-name="gr33" draw:text-style-name="P8" draw:layer="layout" draw:type="line" svg:x1="11.975cm" svg:y1="16.109cm" svg:x2="13.3cm" svg:y2="16.109cm" draw:start-shape="id9" draw:start-glue-point="1" draw:end-shape="id10" draw:end-glue-point="3" svg:d="M11975 16109h1325" svg:viewBox="0 0 1326 1">
          <text:p/>
        </draw:connector>
        <draw:frame draw:style-name="gr45" draw:text-style-name="P7" draw:layer="layout" svg:width="2.225cm" svg:height="1.225cm" svg:x="14.151cm" svg:y="12.651cm">
          <draw:text-box>
            <text:p text:style-name="P6"><text:span text:style-name="T1">rOut</text:span></text:p>
          </draw:text-box>
        </draw:frame>
        <draw:frame draw:style-name="gr45" draw:text-style-name="P7" draw:layer="layout" svg:width="2.225cm" svg:height="1.225cm" svg:x="14.052cm" svg:y="13.052cm">
          <draw:text-box>
            <text:p text:style-name="P6"><text:span text:style-name="T1">gOut</text:span></text:p>
          </draw:text-box>
        </draw:frame>
        <draw:frame draw:style-name="gr45" draw:text-style-name="P7" draw:layer="layout" svg:width="2.225cm" svg:height="1.225cm" svg:x="14.053cm" svg:y="13.453cm">
          <draw:text-box>
            <text:p text:style-name="P6"><text:span text:style-name="T1">bOut</text:span></text:p>
          </draw:text-box>
        </draw:frame>
        <draw:frame draw:style-name="gr45" draw:text-style-name="P7" draw:layer="layout" svg:width="2.225cm" svg:height="1.225cm" svg:x="9.951cm" svg:y="12.651cm">
          <draw:text-box>
            <text:p text:style-name="P6"><text:span text:style-name="T1">rIn</text:span></text:p>
          </draw:text-box>
        </draw:frame>
        <draw:frame draw:style-name="gr45" draw:text-style-name="P7" draw:layer="layout" svg:width="2.225cm" svg:height="1.225cm" svg:x="9.952cm" svg:y="13.052cm">
          <draw:text-box>
            <text:p text:style-name="P6"><text:span text:style-name="T1">gIn</text:span></text:p>
          </draw:text-box>
        </draw:frame>
        <draw:frame draw:style-name="gr45" draw:text-style-name="P7" draw:layer="layout" svg:width="2.225cm" svg:height="1.225cm" svg:x="9.953cm" svg:y="13.453cm">
          <draw:text-box>
            <text:p text:style-name="P6"><text:span text:style-name="T1">bIn</text:span></text:p>
          </draw:text-box>
        </draw:frame>
        <draw:frame draw:style-name="gr47" draw:text-style-name="P7" draw:layer="layout" svg:width="2.225cm" svg:height="1.225cm" svg:x="13.854cm" svg:y="13.854cm">
          <draw:text-box>
            <text:p text:style-name="P6"><text:span text:style-name="T1">nBlank</text:span></text:p>
          </draw:text-box>
        </draw:frame>
        <draw:frame draw:style-name="gr45" draw:text-style-name="P7" draw:layer="layout" svg:width="2.225cm" svg:height="1.225cm" svg:x="13.955cm" svg:y="14.255cm">
          <draw:text-box>
            <text:p text:style-name="P6"><text:span text:style-name="T1">nSync</text:span></text:p>
          </draw:text-box>
        </draw:frame>
        <draw:frame draw:style-name="gr45" draw:text-style-name="P7" draw:layer="layout" svg:width="2.225cm" svg:height="1.225cm" svg:x="13.756cm" svg:y="14.656cm">
          <draw:text-box>
            <text:p text:style-name="P6"><text:span text:style-name="T1">nHSync</text:span></text:p>
          </draw:text-box>
        </draw:frame>
        <draw:frame draw:style-name="gr45" draw:text-style-name="P7" draw:layer="layout" svg:width="2.225cm" svg:height="1.225cm" svg:x="13.757cm" svg:y="15.057cm">
          <draw:text-box>
            <text:p text:style-name="P6"><text:span text:style-name="T1">nVSync</text:span></text:p>
          </draw:text-box>
        </draw:frame>
        <draw:frame draw:style-name="gr48" draw:text-style-name="P7" xml:id="id12" draw:id="id12" draw:layer="layout" svg:width="2.225cm" svg:height="0.569cm" svg:x="17.952cm" svg:y="12.452cm">
          <draw:text-box>
            <text:p text:style-name="P6"><text:span text:style-name="T1">VGA_R</text:span></text:p>
          </draw:text-box>
        </draw:frame>
        <draw:frame draw:style-name="gr49" draw:text-style-name="P7" xml:id="id13" draw:id="id13" draw:layer="layout" svg:width="2.225cm" svg:height="0.569cm" svg:x="17.953cm" svg:y="12.853cm">
          <draw:text-box>
            <text:p text:style-name="P6"><text:span text:style-name="T1">VGA_G</text:span></text:p>
          </draw:text-box>
        </draw:frame>
        <draw:frame draw:style-name="gr46" draw:text-style-name="P7" xml:id="id14" draw:id="id14" draw:layer="layout" svg:width="2.225cm" svg:height="0.569cm" svg:x="17.954cm" svg:y="13.254cm">
          <draw:text-box>
            <text:p text:style-name="P6"><text:span text:style-name="T1">VGA_B</text:span></text:p>
          </draw:text-box>
        </draw:frame>
        <draw:frame draw:style-name="gr50" draw:text-style-name="P7" xml:id="id15" draw:id="id15" draw:layer="layout" svg:width="2.225cm" svg:height="0.569cm" svg:x="17.955cm" svg:y="13.655cm">
          <draw:text-box>
            <text:p text:style-name="P6"><text:span text:style-name="T1">VGA_BLANK</text:span></text:p>
          </draw:text-box>
        </draw:frame>
        <draw:frame draw:style-name="gr51" draw:text-style-name="P7" xml:id="id16" draw:id="id16" draw:layer="layout" svg:width="2.225cm" svg:height="0.569cm" svg:x="17.956cm" svg:y="14.056cm">
          <draw:text-box>
            <text:p text:style-name="P6"><text:span text:style-name="T1">VGA_SYNC</text:span></text:p>
          </draw:text-box>
        </draw:frame>
        <draw:frame draw:style-name="gr52" draw:text-style-name="P7" xml:id="id18" draw:id="id18" draw:layer="layout" svg:width="2.442cm" svg:height="0.569cm" svg:x="17.958cm" svg:y="14.858cm">
          <draw:text-box>
            <text:p text:style-name="P6"><text:span text:style-name="T1">VGA_VSYNC</text:span></text:p>
          </draw:text-box>
        </draw:frame>
        <draw:frame draw:style-name="gr53" draw:text-style-name="P7" xml:id="id17" draw:id="id17" draw:layer="layout" svg:width="2.568cm" svg:height="0.569cm" svg:x="17.957cm" svg:y="14.457cm">
          <draw:text-box>
            <text:p text:style-name="P6"><text:span text:style-name="T1">VGA_HSYNC</text:span></text:p>
          </draw:text-box>
        </draw:frame>
        <draw:connector draw:style-name="gr33" draw:text-style-name="P8" draw:layer="layout" draw:line-skew="-0.764cm" svg:x1="15.125cm" svg:y1="12.951cm" svg:x2="17.952cm" svg:y2="12.736cm" draw:start-shape="id11" draw:start-glue-point="4" draw:end-shape="id12" draw:end-glue-point="3" svg:d="M15125 12951h650v-215h2177" svg:viewBox="0 0 2828 216">
          <text:p/>
        </draw:connector>
        <draw:connector draw:style-name="gr33" draw:text-style-name="P8" draw:layer="layout" draw:line-skew="-0.54cm" svg:x1="15.125cm" svg:y1="13.376cm" svg:x2="17.953cm" svg:y2="13.137cm" draw:start-shape="id11" draw:start-glue-point="5" draw:end-shape="id13" draw:end-glue-point="3" svg:d="M15125 13376h875v-239h1953" svg:viewBox="0 0 2829 240">
          <text:p/>
        </draw:connector>
        <draw:connector draw:style-name="gr33" draw:text-style-name="P8" draw:layer="layout" draw:line-skew="-0.29cm" svg:x1="15.125cm" svg:y1="13.774cm" svg:x2="17.954cm" svg:y2="13.538cm" draw:start-shape="id11" draw:start-glue-point="6" draw:end-shape="id14" svg:d="M15125 13774h1125v-236h1704" svg:viewBox="0 0 2830 237">
          <text:p/>
        </draw:connector>
        <draw:connector draw:style-name="gr33" draw:text-style-name="P8" draw:layer="layout" draw:line-skew="-0.041cm" svg:x1="15.125cm" svg:y1="14.149cm" svg:x2="17.955cm" svg:y2="13.939cm" draw:start-shape="id11" draw:start-glue-point="7" draw:end-shape="id15" draw:end-glue-point="3" svg:d="M15125 14149h1375v-210h1455" svg:viewBox="0 0 2831 211">
          <text:p/>
        </draw:connector>
        <draw:connector draw:style-name="gr33" draw:text-style-name="P8" draw:layer="layout" draw:line-skew="0.209cm" svg:x1="15.125cm" svg:y1="14.549cm" svg:x2="17.956cm" svg:y2="14.34cm" draw:start-shape="id11" draw:start-glue-point="8" draw:end-shape="id16" draw:end-glue-point="3" svg:d="M15125 14549h1625v-209h1206" svg:viewBox="0 0 2832 210">
          <text:p/>
        </draw:connector>
        <draw:connector draw:style-name="gr33" draw:text-style-name="P8" draw:layer="layout" draw:line-skew="0.458cm" svg:x1="15.125cm" svg:y1="14.924cm" svg:x2="17.957cm" svg:y2="14.741cm" draw:start-shape="id11" draw:start-glue-point="9" draw:end-shape="id17" draw:end-glue-point="3" svg:d="M15125 14924h1875v-183h957" svg:viewBox="0 0 2833 184">
          <text:p/>
        </draw:connector>
        <draw:connector draw:style-name="gr33" draw:text-style-name="P8" draw:layer="layout" draw:line-skew="0.708cm" svg:x1="15.125cm" svg:y1="15.399cm" svg:x2="17.958cm" svg:y2="15.142cm" draw:start-shape="id11" draw:start-glue-point="10" draw:end-shape="id18" draw:end-glue-point="3" svg:d="M15125 15399h2125v-257h708" svg:viewBox="0 0 2834 258">
          <text:p/>
        </draw:connector>
        <draw:connector draw:style-name="gr33" draw:text-style-name="P8" draw:layer="layout" draw:line-skew="0.275cm" svg:x1="5.275cm" svg:y1="12.726cm" svg:x2="10.075cm" svg:y2="12.976cm" draw:start-shape="id19" draw:start-glue-point="4" draw:end-shape="id11" draw:end-glue-point="11" svg:d="M5275 12726h2675v250h2125" svg:viewBox="0 0 4801 251">
          <text:p/>
        </draw:connector>
        <draw:connector draw:style-name="gr33" draw:text-style-name="P8" draw:layer="layout" draw:line-skew="-0.225cm" svg:x1="5.275cm" svg:y1="12.726cm" svg:x2="10.075cm" svg:y2="13.799cm" draw:start-shape="id19" draw:start-glue-point="4" draw:end-shape="id11" draw:end-glue-point="13" svg:d="M5275 12726h2175v1073h2625" svg:viewBox="0 0 4801 1074">
          <text:p/>
        </draw:connector>
        <draw:connector draw:style-name="gr33" draw:text-style-name="P8" draw:layer="layout" svg:x1="5.275cm" svg:y1="12.726cm" svg:x2="10.075cm" svg:y2="13.351cm" draw:start-shape="id19" draw:start-glue-point="4" draw:end-shape="id11" draw:end-glue-point="12" svg:d="M5275 12726h2400v625h2400" svg:viewBox="0 0 4801 626">
          <text:p/>
        </draw:connector>
        <draw:line draw:style-name="gr54" draw:text-style-name="P8" draw:layer="layout" svg:x1="5.725cm" svg:y1="12.8cm" svg:x2="5.875cm" svg:y2="12.65cm">
          <text:p/>
        </draw:line>
        <draw:frame draw:style-name="gr46" draw:text-style-name="P10" draw:layer="layout" svg:width="0.325cm" svg:height="0.45cm" svg:x="5.6cm" svg:y="12.275cm">
          <draw:text-box>
            <text:p text:style-name="P9"><text:span text:style-name="T3">1</text:span></text:p>
          </draw:text-box>
        </draw:frame>
        <draw:line draw:style-name="gr54" draw:text-style-name="P8" draw:layer="layout" svg:x1="8.476cm" svg:y1="13.051cm" svg:x2="8.626cm" svg:y2="12.901cm">
          <text:p/>
        </draw:line>
        <draw:frame draw:style-name="gr55" draw:text-style-name="P10" draw:layer="layout" svg:width="0.724cm" svg:height="0.45cm" svg:x="8.051cm" svg:y="12.526cm">
          <draw:text-box>
            <text:p text:style-name="P9"><text:span text:style-name="T3">10</text:span></text:p>
          </draw:text-box>
        </draw:frame>
        <draw:line draw:style-name="gr54" draw:text-style-name="P8" draw:layer="layout" svg:x1="8.352cm" svg:y1="13.428cm" svg:x2="8.502cm" svg:y2="13.278cm">
          <text:p/>
        </draw:line>
        <draw:frame draw:style-name="gr55" draw:text-style-name="P10" draw:layer="layout" svg:width="0.724cm" svg:height="0.45cm" svg:x="7.927cm" svg:y="13.003cm">
          <draw:text-box>
            <text:p text:style-name="P9"><text:span text:style-name="T3">10</text:span></text:p>
          </draw:text-box>
        </draw:frame>
        <draw:line draw:style-name="gr54" draw:text-style-name="P8" draw:layer="layout" svg:x1="8.225cm" svg:y1="13.875cm" svg:x2="8.375cm" svg:y2="13.725cm">
          <text:p/>
        </draw:line>
        <draw:frame draw:style-name="gr55" draw:text-style-name="P10" draw:layer="layout" svg:width="0.724cm" svg:height="0.45cm" svg:x="7.8cm" svg:y="13.45cm">
          <draw:text-box>
            <text:p text:style-name="P9"><text:span text:style-name="T3">10</text:span></text:p>
          </draw:text-box>
        </draw:frame>
        <draw:frame draw:style-name="gr45" draw:text-style-name="P7" draw:layer="layout" svg:width="2.225cm" svg:height="1.225cm" svg:x="13.952cm" svg:y="11.652cm">
          <draw:text-box>
            <text:p text:style-name="P6"><text:span text:style-name="T1">pixelX</text:span></text:p>
          </draw:text-box>
        </draw:frame>
        <draw:frame draw:style-name="gr45" draw:text-style-name="P7" draw:layer="layout" svg:width="2.225cm" svg:height="1.225cm" svg:x="13.953cm" svg:y="12.053cm">
          <draw:text-box>
            <text:p text:style-name="P6"><text:span text:style-name="T1">pixelY</text:span></text:p>
          </draw:text-box>
        </draw:frame>
        <draw:custom-shape draw:style-name="gr56" draw:text-style-name="P8" xml:id="id20" draw:id="id20" draw:layer="layout" svg:width="2.275cm" svg:height="1.775cm" svg:x="6.225cm" svg:y="8.425cm">
          <draw:glue-point draw:id="4" svg:x="4.892cm" svg:y="4.016cm"/>
          <draw:glue-point draw:id="5" svg:x="5.002cm" svg:y="1.622cm"/>
          <draw:glue-point draw:id="6" svg:x="-4.997cm" svg:y="4.016cm"/>
          <draw:glue-point draw:id="7" svg:x="-4.997cm" svg:y="2.467cm"/>
          <draw:glue-point draw:id="8" svg:x="-4.997cm" svg:y="1.059cm"/>
          <draw:glue-point draw:id="9" svg:x="5.002cm" svg:y="-3.166cm"/>
          <text:p/>
          <draw:enhanced-geometry svg:viewBox="0 0 21600 21600" draw:type="rectangle" draw:enhanced-path="M 0 0 L 21600 0 21600 21600 0 21600 0 0 Z N"/>
        </draw:custom-shape>
        <draw:connector draw:style-name="gr33" draw:text-style-name="P8" draw:layer="layout" draw:line-skew="-0.001cm" svg:x1="15.125cm" svg:y1="11.951cm" svg:x2="8.474cm" svg:y2="10.024cm" draw:start-shape="id11" draw:start-glue-point="14" draw:end-shape="id20" draw:end-glue-point="4" svg:d="M15125 11951h500v-1927h-7151" svg:viewBox="0 0 7152 1928">
          <text:p/>
        </draw:connector>
        <draw:connector draw:style-name="gr33" draw:text-style-name="P8" draw:layer="layout" draw:line-skew="0.374cm" svg:x1="15.125cm" svg:y1="12.351cm" svg:x2="8.499cm" svg:y2="9.599cm" draw:start-shape="id11" draw:start-glue-point="15" draw:end-shape="id20" draw:end-glue-point="5" svg:d="M15125 12351h875v-2752h-7501" svg:viewBox="0 0 7502 2753">
          <text:p/>
        </draw:connector>
        <draw:connector draw:style-name="gr33" draw:text-style-name="P8" draw:layer="layout" draw:line-skew="-0.474cm" svg:x1="6.226cm" svg:y1="9.749cm" svg:x2="2.725cm" svg:y2="13.399cm" draw:start-shape="id20" draw:start-glue-point="7" draw:end-shape="id19" draw:end-glue-point="6" svg:d="M6226 9749h-4476v3650h975" svg:viewBox="0 0 4477 3651">
          <text:p/>
        </draw:connector>
        <draw:connector draw:style-name="gr33" draw:text-style-name="P8" draw:layer="layout" draw:line-skew="-0.724cm" svg:x1="6.226cm" svg:y1="9.499cm" svg:x2="2.725cm" svg:y2="13.849cm" draw:start-shape="id20" draw:start-glue-point="8" draw:end-shape="id19" draw:end-glue-point="7" svg:d="M6226 9499h-4726v4350h1225" svg:viewBox="0 0 4727 4351">
          <text:p/>
        </draw:connector>
        <draw:connector draw:style-name="gr33" draw:text-style-name="P8" draw:layer="layout" draw:line-skew="-0.224cm" svg:x1="6.226cm" svg:y1="10.024cm" svg:x2="2.725cm" svg:y2="12.726cm" draw:start-shape="id20" draw:start-glue-point="6" draw:end-shape="id19" draw:end-glue-point="5" svg:d="M6226 10024h-4226v2702h725" svg:viewBox="0 0 4227 2703">
          <text:p/>
        </draw:connector>
        <draw:connector draw:style-name="gr33" draw:text-style-name="P8" draw:layer="layout" svg:x1="12.45cm" svg:y1="4.376cm" svg:x2="8.499cm" svg:y2="8.751cm" draw:start-shape="id8" draw:start-glue-point="6" draw:end-shape="id20" draw:end-glue-point="9" svg:d="M12450 4376h501v4375h-4452" svg:viewBox="0 0 4453 4376">
          <text:p/>
        </draw:connector>
        <draw:frame draw:style-name="gr57" draw:text-style-name="P7" draw:layer="layout" svg:width="2.075cm" svg:height="0.569cm" svg:x="6.65cm" svg:y="8.875cm">
          <draw:text-box>
            <text:p text:style-name="P6"><text:span text:style-name="T1">Lógica</text:span></text:p>
          </draw:text-box>
        </draw:frame>
        <draw:custom-shape draw:style-name="gr58" draw:text-style-name="P8" draw:layer="layout" svg:width="1.9cm" svg:height="1.325cm" svg:x="6.375cm" svg:y="8.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S Shell Dlg 2" svg:font-family="'MS Shell Dlg 2'"/>
    <style:font-face style:name="Liberation Sans1" svg:font-family="'Liberation Sans'" style:font-family-generic="swiss"/>
    <style:font-face style:name="Arial" svg:font-family="Arial" style:font-family-generic="roman" style:font-pitch="variable"/>
    <style:font-face style:name="DejaVu Sans"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13T20:11:15.823000000</meta:creation-date>
    <dc:date>2018-05-13T21:16:19.771000000</dc:date>
    <meta:editing-duration>PT4M4S</meta:editing-duration>
    <meta:editing-cycles>2</meta:editing-cycles>
    <meta:generator>LibreOffice/5.0.4.2$Windows_x86 LibreOffice_project/2b9802c1994aa0b7dc6079e128979269cf95bc78</meta:generator>
    <meta:document-statistic meta:object-count="113"/>
  </office:meta>
</office:document-meta>
</file>